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Monetary Theory Crash Course (2.5 Min Each)</text:span></text:p>
      <text:p text:style-name="Horizontal_20_Line"/>
      <text:p text:style-name="Text_20_body"><text:span text:style-name="Strong_20_Emphasis">1. Functions and Nature of Money</text:span><text:line-break/>Money plays four vital roles:</text:p>
      <text:list xml:id="list8535327888408276863" text:style-name="L23">
        <text:list-item>
          <text:p text:style-name="P23"><text:span text:style-name="Strong_20_Emphasis">Medium of Exchange</text:span>: It enables trade by eliminating the inefficiencies of barter.</text:p>
        </text:list-item>
        <text:list-item>
          <text:p text:style-name="P23"><text:span text:style-name="Strong_20_Emphasis">Unit of Account</text:span>: It provides a common standard to measure and compare values.</text:p>
        </text:list-item>
        <text:list-item>
          <text:p text:style-name="P23"><text:span text:style-name="Strong_20_Emphasis">Store of Value</text:span>: It preserves purchasing power over time, assuming low inflation.</text:p>
        </text:list-item>
        <text:list-item>
          <text:p text:style-name="P23"><text:span text:style-name="Strong_20_Emphasis">Standard of Deferred Payment</text:span>: Contracts and loans use money to settle future obligations.<text:line-break/>Types of money:</text:p>
        </text:list-item>
        <text:list-item>
          <text:p text:style-name="P23"><text:span text:style-name="Strong_20_Emphasis">Fiat Money</text:span>: Government-issued, not backed by physical commodities (e.g., USD).</text:p>
        </text:list-item>
        <text:list-item>
          <text:p text:style-name="P23"><text:span text:style-name="Strong_20_Emphasis">Commodity Money</text:span>: Has intrinsic value (e.g., gold, silver).</text:p>
        </text:list-item>
        <text:list-item>
          <text:p text:style-name="P23"><text:span text:style-name="Strong_20_Emphasis">Digital/Crypto Money</text:span>: Exists electronically. Crypto (e.g., Bitcoin) relies on decentralized ledgers.</text:p>
        </text:list-item>
      </text:list>
      <text:p text:style-name="Horizontal_20_Line"/>
      <text:p text:style-name="Text_20_body"><text:span text:style-name="Strong_20_Emphasis">2. Money Supply and Demand</text:span><text:line-break/>Money supply is controlled by central banks via tools like reserve requirements, interest rates, and open market operations.</text:p>
      <text:list xml:id="list3229222124258693106" text:style-name="L24">
        <text:list-item>
          <text:p text:style-name="P24"><text:span text:style-name="Strong_20_Emphasis">Velocity of Money</text:span>: Frequency of money exchanges in an economy.</text:p>
        </text:list-item>
        <text:list-item>
          <text:p text:style-name="P24"><text:span text:style-name="Strong_20_Emphasis">Quantity Theory of Money (MV = PY)</text:span>: M = Money supply, V = Velocity, P = Price level, Y = Output.</text:p>
        </text:list-item>
        <text:list-item>
          <text:p text:style-name="P24"><text:span text:style-name="Strong_20_Emphasis">Monetarism (Friedman)</text:span>: Inflation is always a monetary phenomenon; stable growth in money supply avoids shocks.</text:p>
        </text:list-item>
        <text:list-item>
          <text:p text:style-name="P24"><text:span text:style-name="Strong_20_Emphasis">Keynesian Liquidity Preference</text:span>: People demand money for transactions, precaution, and speculation.</text:p>
        </text:list-item>
      </text:list>
      <text:p text:style-name="Horizontal_20_Line"/>
      <text:p text:style-name="Text_20_body"><text:span text:style-name="Strong_20_Emphasis">3. Inflation and Deflation</text:span></text:p>
      <text:list xml:id="list377865045551806247" text:style-name="L25">
        <text:list-item>
          <text:p text:style-name="P25"><text:span text:style-name="Strong_20_Emphasis">Inflation</text:span>: General price increase. <text:span text:style-name="Strong_20_Emphasis">Demand-pull</text:span> (too much demand) vs. <text:span text:style-name="Strong_20_Emphasis">Cost-push</text:span> (rising costs).</text:p>
        </text:list-item>
        <text:list-item>
          <text:p text:style-name="P25"><text:span text:style-name="Strong_20_Emphasis">Hyperinflation</text:span>: Runaway inflation; destroys currency trust (e.g., Zimbabwe, 2000s).</text:p>
        </text:list-item>
        <text:list-item>
          <text:p text:style-name="P25"><text:span text:style-name="Strong_20_Emphasis">Inflation Targeting</text:span>: Central banks aim for stable rates (usually ~2%).</text:p>
        </text:list-item>
        <text:list-item>
          <text:p text:style-name="P25"><text:span text:style-name="Strong_20_Emphasis">Deflation</text:span>: General price decline; can trap economies (e.g., Japan, 1990s).</text:p>
        </text:list-item>
      </text:list>
      <text:p text:style-name="Horizontal_20_Line"/>
      <text:p text:style-name="Text_20_body"><text:span text:style-name="Strong_20_Emphasis">4. Interest Rates</text:span></text:p>
      <text:list xml:id="list5415742209488914627" text:style-name="L26">
        <text:list-item>
          <text:p text:style-name="P26"><text:span text:style-name="Strong_20_Emphasis">Nominal</text:span>: Advertised rate. <text:span text:style-name="Strong_20_Emphasis">Real</text:span>: Adjusted for inflation.</text:p>
        </text:list-item>
        <text:list-item>
          <text:p text:style-name="P26"><text:span text:style-name="Strong_20_Emphasis">Loanable Funds Theory</text:span>: Interest = supply &amp; demand for saving/investment.</text:p>
        </text:list-item>
        <text:list-item>
          <text:p text:style-name="P26"><text:span text:style-name="Strong_20_Emphasis">Liquidity Preference (Keynes)</text:span>: People prefer liquid assets. Interest is the "price" of parting with liquidity.</text:p>
        </text:list-item>
        <text:list-item>
          <text:p text:style-name="P26"><text:span text:style-name="Strong_20_Emphasis">Central Bank Tools</text:span>: Open market operations, discount rates, and reserve requirements <text:soft-page-break/>affect interest levels.</text:p>
        </text:list-item>
      </text:list>
      <text:p text:style-name="Horizontal_20_Line"/>
      <text:p text:style-name="Text_20_body"><text:span text:style-name="Strong_20_Emphasis">5. Monetary Policy</text:span></text:p>
      <text:list xml:id="list489793642098164049" text:style-name="L27">
        <text:list-item>
          <text:p text:style-name="P27"><text:span text:style-name="Strong_20_Emphasis">Expansionary</text:span>: Lowers rates, increases money to stimulate growth.</text:p>
        </text:list-item>
        <text:list-item>
          <text:p text:style-name="P27"><text:span text:style-name="Strong_20_Emphasis">Contractionary</text:span>: Raises rates, tightens supply to curb inflation.</text:p>
        </text:list-item>
        <text:list-item>
          <text:p text:style-name="P27"><text:span text:style-name="Strong_20_Emphasis">Rules vs. Discretion</text:span>: Should central banks follow preset rules (e.g., Taylor Rule) or adapt?</text:p>
        </text:list-item>
        <text:list-item>
          <text:p text:style-name="P27"><text:span text:style-name="Strong_20_Emphasis">Transmission Mechanism</text:span>: How policy affects lending, spending, output, and inflation.</text:p>
        </text:list-item>
      </text:list>
      <text:p text:style-name="Horizontal_20_Line"/>
      <text:p text:style-name="Text_20_body"><text:span text:style-name="Strong_20_Emphasis">6. Money and Banking System</text:span></text:p>
      <text:list xml:id="list6009542219736489217" text:style-name="L28">
        <text:list-item>
          <text:p text:style-name="P28"><text:span text:style-name="Strong_20_Emphasis">Fractional Reserve Banking</text:span>: Banks lend part of deposits, creating money.</text:p>
        </text:list-item>
        <text:list-item>
          <text:p text:style-name="P28"><text:span text:style-name="Strong_20_Emphasis">Central Banks</text:span>: Regulate money, stabilize economy, act as lender of last resort.</text:p>
        </text:list-item>
        <text:list-item>
          <text:p text:style-name="P28"><text:span text:style-name="Strong_20_Emphasis">Shadow Banking</text:span>: Non-bank intermediaries (e.g., hedge funds) outside regulations.</text:p>
        </text:list-item>
        <text:list-item>
          <text:p text:style-name="P28"><text:span text:style-name="Strong_20_Emphasis">Monetary Aggregates</text:span>: M0 (cash), M1 (cash + checking), M2 (M1 + savings + short-term deposits).</text:p>
        </text:list-item>
      </text:list>
      <text:p text:style-name="Horizontal_20_Line"/>
      <text:p text:style-name="Text_20_body"><text:span text:style-name="Strong_20_Emphasis">7. Exchange Rates &amp; Int’l Monetary Systems</text:span></text:p>
      <text:list xml:id="list1907010514480512931" text:style-name="L29">
        <text:list-item>
          <text:p text:style-name="P29"><text:span text:style-name="Strong_20_Emphasis">Fixed</text:span>: Pegged to another currency. <text:span text:style-name="Strong_20_Emphasis">Floating</text:span>: Market-determined.</text:p>
        </text:list-item>
        <text:list-item>
          <text:p text:style-name="P29"><text:span text:style-name="Strong_20_Emphasis">Balance of Payments</text:span>: Records all international transactions; deficits can trigger crises.</text:p>
        </text:list-item>
        <text:list-item>
          <text:p text:style-name="P29"><text:span text:style-name="Strong_20_Emphasis">Gold Standard</text:span>: Currencies backed by gold. <text:span text:style-name="Strong_20_Emphasis">Bretton Woods</text:span>: Post-WWII peg to USD.</text:p>
        </text:list-item>
        <text:list-item>
          <text:p text:style-name="P29"><text:span text:style-name="Strong_20_Emphasis">PPP</text:span>: Prices should equalize across borders. <text:span text:style-name="Strong_20_Emphasis">Interest Rate Parity</text:span>: Capital flows adjust to interest differences.</text:p>
        </text:list-item>
      </text:list>
      <text:p text:style-name="Horizontal_20_Line"/>
      <text:p text:style-name="Text_20_body"><text:span text:style-name="Strong_20_Emphasis">8. Expectations &amp; Policy Credibility</text:span></text:p>
      <text:list xml:id="list1019881204334785661" text:style-name="L30">
        <text:list-item>
          <text:p text:style-name="P30"><text:span text:style-name="Strong_20_Emphasis">Rational Expectations</text:span>: Agents forecast policy effects accurately.</text:p>
        </text:list-item>
        <text:list-item>
          <text:p text:style-name="P30"><text:span text:style-name="Strong_20_Emphasis">Adaptive Expectations</text:span>: People base future on past trends.</text:p>
        </text:list-item>
        <text:list-item>
          <text:p text:style-name="P30"><text:span text:style-name="Strong_20_Emphasis">Credibility</text:span>: Belief in central bank policy ensures effectiveness.</text:p>
        </text:list-item>
        <text:list-item>
          <text:p text:style-name="P30"><text:span text:style-name="Strong_20_Emphasis">Time Inconsistency Problem</text:span>: Gov'ts may promise low inflation but renege under pressure (Kydland &amp; Prescott).</text:p>
        </text:list-item>
      </text:list>
      <text:p text:style-name="Horizontal_20_Line"/>
      <text:p text:style-name="Text_20_body"><text:span text:style-name="Strong_20_Emphasis">9. Unconventional Monetary Policy</text:span></text:p>
      <text:list xml:id="list4030837863035913373" text:style-name="L31">
        <text:list-item>
          <text:p text:style-name="P31"><text:span text:style-name="Strong_20_Emphasis">QE</text:span>: Central bank buys assets to inject liquidity.</text:p>
        </text:list-item>
        <text:list-item>
          <text:p text:style-name="P31"><text:span text:style-name="Strong_20_Emphasis">Negative Rates</text:span>: Penalize holding money to encourage spending.</text:p>
        </text:list-item>
        <text:list-item>
          <text:p text:style-name="P31"><text:span text:style-name="Strong_20_Emphasis">Forward Guidance</text:span>: Signaling future policy to shape expectations.</text:p>
        </text:list-item>
        <text:list-item>
          <text:p text:style-name="P31"><text:span text:style-name="Strong_20_Emphasis">MMT</text:span>: Gov'ts can print money to fund spending if inflation is managed.</text:p>
        </text:list-item>
        <text:list-item>
          <text:p text:style-name="P31"><text:span text:style-name="Strong_20_Emphasis">CBDCs</text:span>: Central Bank Digital Currencies offer programmable, official digital cash.</text:p>
        </text:list-item>
      </text:list>
      <text:p text:style-name="Horizontal_20_Line"/>
      <text:p text:style-name="Text_20_body"><text:soft-page-break/><text:span text:style-name="Strong_20_Emphasis">10. Theories of Money and Output</text:span></text:p>
      <text:list xml:id="list790198999758410709" text:style-name="L32">
        <text:list-item>
          <text:p text:style-name="P32"><text:span text:style-name="Strong_20_Emphasis">Classical Dichotomy</text:span>: Real economy separate from nominal (money) side.</text:p>
        </text:list-item>
        <text:list-item>
          <text:p text:style-name="P32"><text:span text:style-name="Strong_20_Emphasis">Neutrality of Money</text:span>: In the long run, money doesn't affect real output.</text:p>
        </text:list-item>
        <text:list-item>
          <text:p text:style-name="P32"><text:span text:style-name="Strong_20_Emphasis">Phillips Curve</text:span>: Tradeoff between inflation and unemployment (short run).</text:p>
        </text:list-item>
        <text:list-item>
          <text:p text:style-name="P32"><text:span text:style-name="Strong_20_Emphasis">IS-LM/AD-AS</text:span>: IS-LM shows money vs. goods market. AD-AS captures inflation and output dynamics.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5$Win32 OpenOffice.org_project/4115m2$Build-9813</meta:generator>
    <dc:date>2025-07-29T22:14:40.08</dc:date>
    <dc:creator>Joseph Malone</dc:creator>
    <meta:document-statistic meta:table-count="0" meta:image-count="0" meta:object-count="0" meta:page-count="3" meta:paragraph-count="55" meta:word-count="606" meta:character-count="4037"/>
    <meta:user-defined meta:name="Info 1"/>
    <meta:user-defined meta:name="Info 2"/>
    <meta:user-defined meta:name="Info 3"/>
    <meta:user-defined meta:name="Info 4"/>
  </office:meta>
</office:document-meta>
</file>